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Ejericicio reg-2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Edad</text:p>
          </table:table-cell>
          <table:table-cell/>
          <table:table-cell office:value-type="string">
            <text:p>Edad²</text:p>
          </table:table-cell>
          <table:table-cell/>
          <table:table-cell office:value-type="string">
            <text:p>Estrés</text:p>
          </table:table-cell>
          <table:table-cell/>
          <table:table-cell office:value-type="string">
            <text:p>Estrés²</text:p>
          </table:table-cell>
          <table:table-cell/>
          <table:table-cell office:value-type="string">
            <text:p>Edad*Estrés</text:p>
          </table:table-cell>
          <table:table-cell/>
          <table:table-cell>
            <draw:frame table:end-cell-address="Hoja1.O18" table:end-x="1.463cm" table:end-y="0.007cm" draw:z-index="0" draw:style-name="gr1" svg:width="7.999cm" svg:height="6.999cm" svg:x="0.238cm" svg:y="0.206cm">
              <draw:object draw:notify-on-update-of-ranges="Hoja1.B3:Hoja1.B16 Hoja1.F2:Hoja1.F2 Hoja1.F3:Hoja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/>
          <table:table-cell table:formula="of:=[.B3]^2" office:value-type="float" office:value="441">
            <text:p>441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[.F3]^2" office:value-type="float" office:value="625">
            <text:p>625</text:p>
          </table:table-cell>
          <table:table-cell/>
          <table:table-cell table:formula="of:=[.B3]*[.F3]" office:value-type="float" office:value="525">
            <text:p>5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/>
          <table:table-cell table:formula="of:=[.B4]^2" office:value-type="float" office:value="961">
            <text:p>961</text:p>
          </table:table-cell>
          <table:table-cell/>
          <table:table-cell office:value-type="float" office:value="19">
            <text:p>19</text:p>
          </table:table-cell>
          <table:table-cell/>
          <table:table-cell table:formula="of:=[.F4]^2" office:value-type="float" office:value="361">
            <text:p>361</text:p>
          </table:table-cell>
          <table:table-cell/>
          <table:table-cell table:formula="of:=[.B4]*[.F4]" office:value-type="float" office:value="589">
            <text:p>5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table:formula="of:=[.B5]^2" office:value-type="float" office:value="361">
            <text:p>361</text:p>
          </table:table-cell>
          <table:table-cell/>
          <table:table-cell office:value-type="float" office:value="20">
            <text:p>20</text:p>
          </table:table-cell>
          <table:table-cell/>
          <table:table-cell table:formula="of:=[.F5]^2" office:value-type="float" office:value="400">
            <text:p>400</text:p>
          </table:table-cell>
          <table:table-cell/>
          <table:table-cell table:formula="of:=[.B5]*[.F5]" office:value-type="float" office:value="380">
            <text:p>3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/>
          <table:table-cell table:formula="of:=[.B6]^2" office:value-type="float" office:value="441">
            <text:p>441</text:p>
          </table:table-cell>
          <table:table-cell/>
          <table:table-cell office:value-type="float" office:value="19">
            <text:p>19</text:p>
          </table:table-cell>
          <table:table-cell/>
          <table:table-cell table:formula="of:=[.F6]^2" office:value-type="float" office:value="361">
            <text:p>361</text:p>
          </table:table-cell>
          <table:table-cell/>
          <table:table-cell table:formula="of:=[.B6]*[.F6]" office:value-type="float" office:value="399">
            <text:p>3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  <table:table-cell table:formula="of:=[.B7]^2" office:value-type="float" office:value="900">
            <text:p>900</text:p>
          </table:table-cell>
          <table:table-cell/>
          <table:table-cell office:value-type="float" office:value="24">
            <text:p>24</text:p>
          </table:table-cell>
          <table:table-cell/>
          <table:table-cell table:formula="of:=[.F7]^2" office:value-type="float" office:value="576">
            <text:p>576</text:p>
          </table:table-cell>
          <table:table-cell/>
          <table:table-cell table:formula="of:=[.B7]*[.F7]" office:value-type="float" office:value="720">
            <text:p>7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table:formula="of:=[.B8]^2" office:value-type="float" office:value="400">
            <text:p>400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[.F8]^2" office:value-type="float" office:value="36">
            <text:p>36</text:p>
          </table:table-cell>
          <table:table-cell/>
          <table:table-cell table:formula="of:=[.B8]*[.F8]" office:value-type="float" office:value="120">
            <text:p>1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/>
          <table:table-cell table:formula="of:=[.B9]^2" office:value-type="float" office:value="484">
            <text:p>484</text:p>
          </table:table-cell>
          <table:table-cell/>
          <table:table-cell office:value-type="float" office:value="29">
            <text:p>29</text:p>
          </table:table-cell>
          <table:table-cell/>
          <table:table-cell table:formula="of:=[.F9]^2" office:value-type="float" office:value="841">
            <text:p>841</text:p>
          </table:table-cell>
          <table:table-cell/>
          <table:table-cell table:formula="of:=[.B9]*[.F9]" office:value-type="float" office:value="638">
            <text:p>6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/>
          <table:table-cell table:formula="of:=[.B10]^2" office:value-type="float" office:value="529">
            <text:p>529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[.F10]^2" office:value-type="float" office:value="625">
            <text:p>625</text:p>
          </table:table-cell>
          <table:table-cell/>
          <table:table-cell table:formula="of:=[.B10]*[.F10]" office:value-type="float" office:value="575">
            <text:p>5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  <table:table-cell table:formula="of:=[.B11]^2" office:value-type="float" office:value="2025">
            <text:p>2025</text:p>
          </table:table-cell>
          <table:table-cell/>
          <table:table-cell office:value-type="float" office:value="49">
            <text:p>49</text:p>
          </table:table-cell>
          <table:table-cell/>
          <table:table-cell table:formula="of:=[.F11]^2" office:value-type="float" office:value="2401">
            <text:p>2401</text:p>
          </table:table-cell>
          <table:table-cell/>
          <table:table-cell table:formula="of:=[.B11]*[.F11]" office:value-type="float" office:value="2205">
            <text:p>22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/>
          <table:table-cell table:formula="of:=[.B12]^2" office:value-type="float" office:value="576">
            <text:p>57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F12]^2" office:value-type="float" office:value="0">
            <text:p>0</text:p>
          </table:table-cell>
          <table:table-cell/>
          <table:table-cell table:formula="of:=[.B12]*[.F12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/>
          <table:table-cell table:formula="of:=[.B13]^2" office:value-type="float" office:value="676">
            <text:p>676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[.F13]^2" office:value-type="float" office:value="100">
            <text:p>100</text:p>
          </table:table-cell>
          <table:table-cell/>
          <table:table-cell table:formula="of:=[.B13]*[.F13]" office:value-type="float" office:value="260">
            <text:p>2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table:formula="of:=[.B14]^2" office:value-type="float" office:value="361">
            <text:p>361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[.F14]^2" office:value-type="float" office:value="625">
            <text:p>625</text:p>
          </table:table-cell>
          <table:table-cell/>
          <table:table-cell table:formula="of:=[.B14]*[.F14]" office:value-type="float" office:value="475">
            <text:p>4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/>
          <table:table-cell table:formula="of:=[.B15]^2" office:value-type="float" office:value="625">
            <text:p>625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F15]^2" office:value-type="float" office:value="169">
            <text:p>169</text:p>
          </table:table-cell>
          <table:table-cell/>
          <table:table-cell table:formula="of:=[.B15]*[.F15]" office:value-type="float" office:value="325">
            <text:p>3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/>
          <table:table-cell table:formula="of:=[.B16]^2" office:value-type="float" office:value="441">
            <text:p>441</text:p>
          </table:table-cell>
          <table:table-cell/>
          <table:table-cell office:value-type="float" office:value="23">
            <text:p>23</text:p>
          </table:table-cell>
          <table:table-cell/>
          <table:table-cell table:formula="of:=[.F16]^2" office:value-type="float" office:value="529">
            <text:p>529</text:p>
          </table:table-cell>
          <table:table-cell/>
          <table:table-cell table:formula="of:=[.B16]*[.F16]" office:value-type="float" office:value="483">
            <text:p>483</text:p>
          </table:table-cell>
          <table:table-cell table:number-columns-repeated="2"/>
        </table:table-row>
        <table:table-row table:style-name="ro1">
          <table:table-cell office:value-type="string">
            <text:p>Media</text:p>
          </table:table-cell>
          <table:table-cell table:formula="of:=AVERAGE([.B3:.B16])" office:value-type="float" office:value="24.7857142857143">
            <text:p>24,7857</text:p>
          </table:table-cell>
          <table:table-cell office:value-type="string">
            <text:p>Varianza</text:p>
          </table:table-cell>
          <table:table-cell table:formula="of:=AVERAGE([.D3:.D16])-[.B17]^2" office:value-type="float" office:value="44.3112244897959">
            <text:p>44,3112</text:p>
          </table:table-cell>
          <table:table-cell/>
          <table:table-cell table:formula="of:=AVERAGE([.F3:.F16])" office:value-type="float" office:value="20.5">
            <text:p>20,5</text:p>
          </table:table-cell>
          <table:table-cell office:value-type="string">
            <text:p>Varianza</text:p>
          </table:table-cell>
          <table:table-cell table:formula="of:=AVERAGE([.H3:.H16])-[.F17]^2" office:value-type="float" office:value="126.107142857143">
            <text:p>126,1071</text:p>
          </table:table-cell>
          <table:table-cell office:value-type="string">
            <text:p>Covarianza</text:p>
          </table:table-cell>
          <table:table-cell table:formula="of:=AVERAGE([.J3:.J16])-[.B17]*[.F17]" office:value-type="float" office:value="41.4642857142857">
            <text:p>41,46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sviación</text:p>
          </table:table-cell>
          <table:table-cell table:formula="of:=SQRT([.D17])" office:value-type="float" office:value="6.65666767157531">
            <text:p>6,6567</text:p>
          </table:table-cell>
          <table:table-cell table:number-columns-repeated="2"/>
          <table:table-cell office:value-type="string">
            <text:p>Desviación</text:p>
          </table:table-cell>
          <table:table-cell table:formula="of:=SQRT([.H17])" office:value-type="float" office:value="11.2297436683632">
            <text:p>11,2297</text:p>
          </table:table-cell>
          <table:table-cell office:value-type="string">
            <text:p>r²</text:p>
          </table:table-cell>
          <table:table-cell table:formula="of:=[.J17]^2/([.D17]*[.H17])" office:value-type="float" office:value="0.307676933980745">
            <text:p>0,3077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>
            <text:p>Energía</text:p>
          </table:table-cell>
          <table:table-cell/>
          <table:table-cell office:value-type="string">
            <text:p>Energía²</text:p>
          </table:table-cell>
          <table:table-cell/>
          <table:table-cell office:value-type="string">
            <text:p>Estrés</text:p>
          </table:table-cell>
          <table:table-cell/>
          <table:table-cell office:value-type="string">
            <text:p>Estrés²</text:p>
          </table:table-cell>
          <table:table-cell/>
          <table:table-cell office:value-type="string">
            <text:p>Edad*Estré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/>
          <table:table-cell table:formula="of:=[.B22]^2" office:value-type="float" office:value="625">
            <text:p>625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[.F22]^2" office:value-type="float" office:value="625">
            <text:p>625</text:p>
          </table:table-cell>
          <table:table-cell/>
          <table:table-cell table:formula="of:=[.B22]*[.F22]" office:value-type="float" office:value="625">
            <text:p>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table:formula="of:=[.B23]^2" office:value-type="float" office:value="400">
            <text:p>400</text:p>
          </table:table-cell>
          <table:table-cell/>
          <table:table-cell office:value-type="float" office:value="19">
            <text:p>19</text:p>
          </table:table-cell>
          <table:table-cell/>
          <table:table-cell table:formula="of:=[.F23]^2" office:value-type="float" office:value="361">
            <text:p>361</text:p>
          </table:table-cell>
          <table:table-cell/>
          <table:table-cell table:formula="of:=[.B23]*[.F23]" office:value-type="float" office:value="380">
            <text:p>3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  <table:table-cell table:formula="of:=[.B24]^2" office:value-type="float" office:value="2025">
            <text:p>2025</text:p>
          </table:table-cell>
          <table:table-cell/>
          <table:table-cell office:value-type="float" office:value="20">
            <text:p>20</text:p>
          </table:table-cell>
          <table:table-cell/>
          <table:table-cell table:formula="of:=[.F24]^2" office:value-type="float" office:value="400">
            <text:p>400</text:p>
          </table:table-cell>
          <table:table-cell/>
          <table:table-cell table:formula="of:=[.B24]*[.F24]" office:value-type="float" office:value="900">
            <text:p>9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  <table:table-cell table:formula="of:=[.B25]^2" office:value-type="float" office:value="3600">
            <text:p>3600</text:p>
          </table:table-cell>
          <table:table-cell/>
          <table:table-cell office:value-type="float" office:value="19">
            <text:p>19</text:p>
          </table:table-cell>
          <table:table-cell/>
          <table:table-cell table:formula="of:=[.F25]^2" office:value-type="float" office:value="361">
            <text:p>361</text:p>
          </table:table-cell>
          <table:table-cell/>
          <table:table-cell table:formula="of:=[.B25]*[.F25]" office:value-type="float" office:value="1140">
            <text:p>11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  <table:table-cell table:formula="of:=[.B26]^2" office:value-type="float" office:value="2500">
            <text:p>2500</text:p>
          </table:table-cell>
          <table:table-cell/>
          <table:table-cell office:value-type="float" office:value="24">
            <text:p>24</text:p>
          </table:table-cell>
          <table:table-cell/>
          <table:table-cell table:formula="of:=[.F26]^2" office:value-type="float" office:value="576">
            <text:p>576</text:p>
          </table:table-cell>
          <table:table-cell/>
          <table:table-cell table:formula="of:=[.B26]*[.F26]" office:value-type="float" office:value="1200">
            <text:p>1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  <table:table-cell table:formula="of:=[.B27]^2" office:value-type="float" office:value="2500">
            <text:p>2500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[.F27]^2" office:value-type="float" office:value="36">
            <text:p>36</text:p>
          </table:table-cell>
          <table:table-cell/>
          <table:table-cell table:formula="of:=[.B27]*[.F27]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table:formula="of:=[.B28]^2" office:value-type="float" office:value="100">
            <text:p>100</text:p>
          </table:table-cell>
          <table:table-cell/>
          <table:table-cell office:value-type="float" office:value="29">
            <text:p>29</text:p>
          </table:table-cell>
          <table:table-cell/>
          <table:table-cell table:formula="of:=[.F28]^2" office:value-type="float" office:value="841">
            <text:p>841</text:p>
          </table:table-cell>
          <table:table-cell/>
          <table:table-cell table:formula="of:=[.B28]*[.F28]" office:value-type="float" office:value="290">
            <text:p>2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  <table:table-cell table:formula="of:=[.B29]^2" office:value-type="float" office:value="3600">
            <text:p>3600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[.F29]^2" office:value-type="float" office:value="625">
            <text:p>625</text:p>
          </table:table-cell>
          <table:table-cell/>
          <table:table-cell table:formula="of:=[.B29]*[.F29]" office:value-type="float" office:value="1500">
            <text:p>1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/>
          <table:table-cell table:formula="of:=[.B30]^2" office:value-type="float" office:value="1600">
            <text:p>1600</text:p>
          </table:table-cell>
          <table:table-cell/>
          <table:table-cell office:value-type="float" office:value="49">
            <text:p>49</text:p>
          </table:table-cell>
          <table:table-cell/>
          <table:table-cell table:formula="of:=[.F30]^2" office:value-type="float" office:value="2401">
            <text:p>2401</text:p>
          </table:table-cell>
          <table:table-cell/>
          <table:table-cell table:formula="of:=[.B30]*[.F30]" office:value-type="float" office:value="1960">
            <text:p>19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  <table:table-cell table:formula="of:=[.B31]^2" office:value-type="float" office:value="3600">
            <text:p>3600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F31]^2" office:value-type="float" office:value="0">
            <text:p>0</text:p>
          </table:table-cell>
          <table:table-cell/>
          <table:table-cell table:formula="of:=[.B31]*[.F31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  <table:table-cell table:formula="of:=[.B32]^2" office:value-type="float" office:value="2500">
            <text:p>2500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[.F32]^2" office:value-type="float" office:value="100">
            <text:p>100</text:p>
          </table:table-cell>
          <table:table-cell/>
          <table:table-cell table:formula="of:=[.B32]*[.F32]" office:value-type="float" office:value="500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  <table:table-cell table:formula="of:=[.B33]^2" office:value-type="float" office:value="3600">
            <text:p>3600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[.F33]^2" office:value-type="float" office:value="625">
            <text:p>625</text:p>
          </table:table-cell>
          <table:table-cell/>
          <table:table-cell table:formula="of:=[.B33]*[.F33]" office:value-type="float" office:value="1500">
            <text:p>1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">
            <text:p>85</text:p>
          </table:table-cell>
          <table:table-cell/>
          <table:table-cell table:formula="of:=[.B34]^2" office:value-type="float" office:value="7225">
            <text:p>7225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F34]^2" office:value-type="float" office:value="169">
            <text:p>169</text:p>
          </table:table-cell>
          <table:table-cell/>
          <table:table-cell table:formula="of:=[.B34]*[.F34]" office:value-type="float" office:value="1105">
            <text:p>11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  <table:table-cell table:formula="of:=[.B35]^2" office:value-type="float" office:value="2500">
            <text:p>2500</text:p>
          </table:table-cell>
          <table:table-cell/>
          <table:table-cell office:value-type="float" office:value="23">
            <text:p>23</text:p>
          </table:table-cell>
          <table:table-cell/>
          <table:table-cell table:formula="of:=[.F35]^2" office:value-type="float" office:value="529">
            <text:p>529</text:p>
          </table:table-cell>
          <table:table-cell/>
          <table:table-cell table:formula="of:=[.B35]*[.F35]"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string">
            <text:p>Media</text:p>
          </table:table-cell>
          <table:table-cell table:formula="of:=AVERAGE([.B22:.B35])" office:value-type="float" office:value="47.5">
            <text:p>47,5</text:p>
          </table:table-cell>
          <table:table-cell office:value-type="string">
            <text:p>Varianza</text:p>
          </table:table-cell>
          <table:table-cell table:formula="of:=AVERAGE([.D22:.D35])-[.B36]^2" office:value-type="float" office:value="341.964285714286">
            <text:p>341,9643</text:p>
          </table:table-cell>
          <table:table-cell/>
          <table:table-cell table:formula="of:=AVERAGE([.F22:.F35])" office:value-type="float" office:value="20.5">
            <text:p>20,5</text:p>
          </table:table-cell>
          <table:table-cell office:value-type="string">
            <text:p>Varianza</text:p>
          </table:table-cell>
          <table:table-cell table:formula="of:=AVERAGE([.H22:.H35])-[.F36]^2" office:value-type="float" office:value="126.107142857143">
            <text:p>126,1071</text:p>
          </table:table-cell>
          <table:table-cell office:value-type="string">
            <text:p>Covarianza</text:p>
          </table:table-cell>
          <table:table-cell table:formula="of:=AVERAGE([.J22:.J35])-[.B36]*[.F36]" office:value-type="float" office:value="-77.3214285714286">
            <text:p>-77,32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sviación</text:p>
          </table:table-cell>
          <table:table-cell table:formula="of:=SQRT([.D36])" office:value-type="float" office:value="18.4922763799995">
            <text:p>18,4923</text:p>
          </table:table-cell>
          <table:table-cell table:number-columns-repeated="2"/>
          <table:table-cell office:value-type="string">
            <text:p>Desviación</text:p>
          </table:table-cell>
          <table:table-cell table:formula="of:=SQRT([.H36])" office:value-type="float" office:value="11.2297436683632">
            <text:p>11,2297</text:p>
          </table:table-cell>
          <table:table-cell office:value-type="string">
            <text:p>r²</text:p>
          </table:table-cell>
          <table:table-cell table:formula="of:=[.J36]^2/([.D36]*[.H36])" office:value-type="float" office:value="0.138637047619259">
            <text:p>0,138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r</text:p>
          </table:table-cell>
          <table:table-cell table:formula="of:=-SQRT([.J37])" office:value-type="float" office:value="-0.372339962425817">
            <text:p>-0,372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ango Energía</text:p>
          </table:table-cell>
          <table:table-cell/>
          <table:table-cell office:value-type="string">
            <text:p>Rango Estrés</text:p>
          </table:table-cell>
          <table:table-cell/>
          <table:table-cell office:value-type="string">
            <text:p>Rango Energía² </text:p>
          </table:table-cell>
          <table:table-cell/>
          <table:table-cell office:value-type="string">
            <text:p>Rango Estres²</text:p>
          </table:table-cell>
          <table:table-cell/>
          <table:table-cell office:value-type="string">
            <text:p>Rango Energía*Rango Estr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[.B40]^2" office:value-type="float" office:value="9">
            <text:p>9</text:p>
          </table:table-cell>
          <table:table-cell/>
          <table:table-cell table:formula="of:=[.D40]^2" office:value-type="float" office:value="121">
            <text:p>121</text:p>
          </table:table-cell>
          <table:table-cell/>
          <table:table-cell table:formula="of:=[.B40]*[.D40]"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ce1" office:value-type="float" office:value="5.5">
            <text:p>5,5</text:p>
          </table:table-cell>
          <table:table-cell/>
          <table:table-cell table:formula="of:=[.B41]^2" office:value-type="float" office:value="4">
            <text:p>4</text:p>
          </table:table-cell>
          <table:table-cell/>
          <table:table-cell table:formula="of:=[.D41]^2" office:value-type="float" office:value="30.25">
            <text:p>30,25</text:p>
          </table:table-cell>
          <table:table-cell/>
          <table:table-cell table:formula="of:=[.B41]*[.D41]"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[.B42]^2" office:value-type="float" office:value="25">
            <text:p>25</text:p>
          </table:table-cell>
          <table:table-cell/>
          <table:table-cell table:formula="of:=[.D42]^2" office:value-type="float" office:value="49">
            <text:p>49</text:p>
          </table:table-cell>
          <table:table-cell/>
          <table:table-cell table:formula="of:=[.B42]*[.D42]"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5">
            <text:p>11,5</text:p>
          </table:table-cell>
          <table:table-cell/>
          <table:table-cell office:value-type="float" office:value="5.5">
            <text:p>5,5</text:p>
          </table:table-cell>
          <table:table-cell/>
          <table:table-cell table:formula="of:=[.B43]^2" office:value-type="float" office:value="132.25">
            <text:p>132,25</text:p>
          </table:table-cell>
          <table:table-cell/>
          <table:table-cell table:formula="of:=[.D43]^2" office:value-type="float" office:value="30.25">
            <text:p>30,25</text:p>
          </table:table-cell>
          <table:table-cell/>
          <table:table-cell table:formula="of:=[.B43]*[.D43]" office:value-type="float" office:value="63.25">
            <text:p>63,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5">
            <text:p>7,5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[.B44]^2" office:value-type="float" office:value="56.25">
            <text:p>56,25</text:p>
          </table:table-cell>
          <table:table-cell/>
          <table:table-cell table:formula="of:=[.D44]^2" office:value-type="float" office:value="81">
            <text:p>81</text:p>
          </table:table-cell>
          <table:table-cell/>
          <table:table-cell table:formula="of:=[.B44]*[.D44]" office:value-type="float" office:value="67.5">
            <text:p>67,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5">
            <text:p>7,5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B45]^2" office:value-type="float" office:value="56.25">
            <text:p>56,25</text:p>
          </table:table-cell>
          <table:table-cell/>
          <table:table-cell table:formula="of:=[.D45]^2" office:value-type="float" office:value="4">
            <text:p>4</text:p>
          </table:table-cell>
          <table:table-cell/>
          <table:table-cell table:formula="of:=[.B45]*[.D45]"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B46]^2" office:value-type="float" office:value="1">
            <text:p>1</text:p>
          </table:table-cell>
          <table:table-cell/>
          <table:table-cell table:formula="of:=[.D46]^2" office:value-type="float" office:value="169">
            <text:p>169</text:p>
          </table:table-cell>
          <table:table-cell/>
          <table:table-cell table:formula="of:=[.B46]*[.D46]"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5">
            <text:p>11,5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[.B47]^2" office:value-type="float" office:value="132.25">
            <text:p>132,25</text:p>
          </table:table-cell>
          <table:table-cell/>
          <table:table-cell table:formula="of:=[.D47]^2" office:value-type="float" office:value="121">
            <text:p>121</text:p>
          </table:table-cell>
          <table:table-cell/>
          <table:table-cell table:formula="of:=[.B47]*[.D47]" office:value-type="float" office:value="126.5">
            <text:p>126,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[.B48]^2" office:value-type="float" office:value="16">
            <text:p>16</text:p>
          </table:table-cell>
          <table:table-cell/>
          <table:table-cell table:formula="of:=[.D48]^2" office:value-type="float" office:value="196">
            <text:p>196</text:p>
          </table:table-cell>
          <table:table-cell/>
          <table:table-cell table:formula="of:=[.B48]*[.D48]" office:value-type="float" office:value="56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5">
            <text:p>11,5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B49]^2" office:value-type="float" office:value="132.25">
            <text:p>132,25</text:p>
          </table:table-cell>
          <table:table-cell/>
          <table:table-cell table:formula="of:=[.D49]^2" office:value-type="float" office:value="1">
            <text:p>1</text:p>
          </table:table-cell>
          <table:table-cell/>
          <table:table-cell table:formula="of:=[.B49]*[.D49]" office:value-type="float" office:value="11.5">
            <text:p>11,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5">
            <text:p>7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[.B50]^2" office:value-type="float" office:value="56.25">
            <text:p>56,25</text:p>
          </table:table-cell>
          <table:table-cell/>
          <table:table-cell table:formula="of:=[.D50]^2" office:value-type="float" office:value="9">
            <text:p>9</text:p>
          </table:table-cell>
          <table:table-cell/>
          <table:table-cell table:formula="of:=[.B50]*[.D50]" office:value-type="float" office:value="22.5">
            <text:p>22,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5">
            <text:p>11,5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[.B51]^2" office:value-type="float" office:value="132.25">
            <text:p>132,25</text:p>
          </table:table-cell>
          <table:table-cell/>
          <table:table-cell table:formula="of:=[.D51]^2" office:value-type="float" office:value="121">
            <text:p>121</text:p>
          </table:table-cell>
          <table:table-cell/>
          <table:table-cell table:formula="of:=[.B51]*[.D51]" office:value-type="float" office:value="126.5">
            <text:p>126,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[.B52]^2" office:value-type="float" office:value="196">
            <text:p>196</text:p>
          </table:table-cell>
          <table:table-cell/>
          <table:table-cell table:formula="of:=[.D52]^2" office:value-type="float" office:value="16">
            <text:p>16</text:p>
          </table:table-cell>
          <table:table-cell/>
          <table:table-cell table:formula="of:=[.B52]*[.D52]" office:value-type="float" office:value="56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5">
            <text:p>7,5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[.B53]^2" office:value-type="float" office:value="56.25">
            <text:p>56,25</text:p>
          </table:table-cell>
          <table:table-cell/>
          <table:table-cell table:formula="of:=[.D53]^2" office:value-type="float" office:value="64">
            <text:p>64</text:p>
          </table:table-cell>
          <table:table-cell/>
          <table:table-cell table:formula="of:=[.B53]*[.D53]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Media</text:p>
          </table:table-cell>
          <table:table-cell table:formula="of:=AVERAGE([.B40:.B53])" office:value-type="float" office:value="7.5">
            <text:p>7,5</text:p>
          </table:table-cell>
          <table:table-cell office:value-type="string">
            <text:p>Media</text:p>
          </table:table-cell>
          <table:table-cell table:formula="of:=AVERAGE([.D40:.D53])" office:value-type="float" office:value="7.5">
            <text:p>7,5</text:p>
          </table:table-cell>
          <table:table-cell office:value-type="string">
            <text:p>Varianza</text:p>
          </table:table-cell>
          <table:table-cell table:formula="of:=AVERAGE([.F40:.F53])-[.B54]^2" office:value-type="float" office:value="15.5357142857143">
            <text:p>15,5357</text:p>
          </table:table-cell>
          <table:table-cell office:value-type="string">
            <text:p>Varianza</text:p>
          </table:table-cell>
          <table:table-cell table:formula="of:=AVERAGE([.H40:.H53])-[.D54]^2" office:value-type="float" office:value="16.0714285714286">
            <text:p>16,0714</text:p>
          </table:table-cell>
          <table:table-cell office:value-type="string">
            <text:p>Covarianza</text:p>
          </table:table-cell>
          <table:table-cell table:formula="of:=AVERAGE([.J40:.J53])-[.B54]*[.D54]" office:value-type="float" office:value="-6.48214285714285">
            <text:p>-6,48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esviación</text:p>
          </table:table-cell>
          <table:table-cell table:formula="of:=SQRT([.F54])" office:value-type="float" office:value="3.94153704609183">
            <text:p>3,9415</text:p>
          </table:table-cell>
          <table:table-cell office:value-type="string">
            <text:p>Desviación</text:p>
          </table:table-cell>
          <table:table-cell table:formula="of:=SQRT([.H54])" office:value-type="float" office:value="4.00891862868637">
            <text:p>4,0089</text:p>
          </table:table-cell>
          <table:table-cell office:value-type="string">
            <text:p>r</text:p>
          </table:table-cell>
          <table:table-cell table:formula="of:=[.J54]/([.F55]*[.H55])" office:value-type="float" office:value="-0.41022841969059">
            <text:p>-0,4102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873cm" fo:margin-bottom="0.975cm" style:scale-to="7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-1.17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5">25/10/2010</text:date>, <text:time>17:17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2T08:18:06</meta:creation-date>
    <dc:date>2010-10-25T17:17:25</dc:date>
    <meta:editing-duration>PT00H25M48S</meta:editing-duration>
    <meta:editing-cycles>3</meta:editing-cycles>
    <meta:generator>OpenOffice.org/3.2$Linux OpenOffice.org_project/320m19$Build-9505</meta:generator>
    <meta:print-date>2010-10-22T08:40:44</meta:print-date>
    <meta:document-statistic meta:table-count="3" meta:cell-count="2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plot-area chart:style-name="ch2" table:cell-range-address="Hoja1.B3:Hoja1.B16 Hoja1.F2:Hoja1.F16" chart:data-source-has-labels="row" svg:x="0.075cm" svg:y="0.217cm" svg:width="7.679cm" svg:height="6.718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oja1.F3:Hoja1.F16" chart:label-cell-address="Hoja1.F2:Hoja1.F2" chart:class="chart:scatter">
            <chart:domain table:cell-range-address="Hoja1.B3:Hoja1.B16"/>
            <chart:data-point chart:repeated="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Hoja1.F2:Hoja1.F2">Estré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 text:id="Hoja1.B3:Hoja1.B16">21</text:p>
              </table:table-cell>
              <table:table-cell office:value-type="float" office:value="25">
                <text:p text:id="Hoja1.F3:Hoja1.F16">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